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78000009C4FB2D020A9C4774D7.png" manifest:media-type="image/png"/>
  <manifest:file-entry manifest:full-path="Pictures/100002010000022D0000019016911CE28829D46C.png" manifest:media-type="image/png"/>
  <manifest:file-entry manifest:full-path="Pictures/100010410000399700002960E53688522664FF4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Light" svg:font-family="'Cantarell Light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draw:marker-start-width="0.438cm" draw:marker-end-width="0.438cm" draw:fill-color="#a33e03" draw:auto-grow-height="false" fo:min-height="0.91cm" fo:min-width="2.563cm" fo:padding-top="0.204cm" fo:padding-bottom="0.204cm" fo:padding-left="0.329cm" fo:padding-right="0.329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33e03"/>
    </style:style>
    <style:style style:name="P4" style:family="paragraph">
      <style:text-properties style:font-name="Cantarell Light"/>
    </style:style>
    <style:style style:name="P5" style:family="paragraph">
      <loext:graphic-properties draw:fill="none" draw:fill-color="#ffffff"/>
      <style:text-properties style:font-name="Cantarell Light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364cm" svg:height="4.572cm" svg:x="1.283cm" svg:y="4.297cm">
            <draw:image xlink:href="Pictures/100010410000399700002960E53688522664FF41.svg" xlink:type="simple" xlink:show="embed" xlink:actuate="onLoad" loext:mime-type="image/svg+xml">
              <text:p/>
            </draw:image>
            <draw:image xlink:href="Pictures/100002010000022D0000019016911CE28829D46C.png" xlink:type="simple" xlink:show="embed" xlink:actuate="onLoad" loext:mime-type="image/png"/>
          </draw:frame>
          <draw:frame draw:style-name="gr2" draw:text-style-name="P2" draw:layer="layout" svg:width="5.009cm" svg:height="5.166cm" svg:x="14.664cm" svg:y="4cm">
            <draw:image xlink:href="Pictures/1000020100000978000009C4FB2D020A9C4774D7.png" xlink:type="simple" xlink:show="embed" xlink:actuate="onLoad" loext:mime-type="image/png">
              <text:p/>
            </draw:image>
          </draw:frame>
          <draw:custom-shape draw:style-name="gr3" draw:text-style-name="P3" draw:layer="layout" svg:width="4.191cm" svg:height="4.064cm" svg:x="9.06cm" svg:y="4.551cm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</draw:g>
        <draw:frame draw:style-name="gr4" draw:text-style-name="P5" draw:layer="layout" svg:width="18.282cm" svg:height="1.267cm" svg:x="1.337cm" svg:y="9.251cm">
          <draw:text-box>
            <text:p text:style-name="P4"><text:span text:style-name="T1">Bao, a learned query optimizer. For PostgreSQL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Light" svg:font-family="'Cantarell Light'" style:font-pitch="variable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6:53:32.873147269</meta:creation-date>
    <dc:title>Default_Draw</dc:title>
    <meta:editing-duration>PT5M22S</meta:editing-duration>
    <meta:editing-cycles>3</meta:editing-cycles>
    <meta:generator>LibreOffice/6.4.4.2$Linux_X86_64 LibreOffice_project/40$Build-2</meta:generator>
    <dc:date>2020-05-25T16:58:56.072528601</dc:date>
    <meta:document-statistic meta:object-count="5"/>
    <meta:template xlink:type="simple" xlink:actuate="onRequest" xlink:title="Default_Draw" xlink:href="../../../../../.config/libreoffice/4/user/template/Default_Draw.otg" meta:date="2020-05-25T16:53:32.460243100"/>
  </office:meta>
</office:document-meta>
</file>